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CF00000060B5516D6412DEDF1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margin-top="0.423cm" fo:margin-bottom="0.423cm" style:contextual-spacing="false" fo:line-height="100%" fo:text-align="center" style:justify-single-word="false"/>
    </style:style>
    <style:style style:name="P2" style:family="paragraph" style:parent-style-name="Standard">
      <style:paragraph-properties fo:margin-left="0.635cm" fo:margin-right="0cm" fo:margin-top="0.423cm" fo:margin-bottom="0.423cm" style:contextual-spacing="false" fo:line-height="100%" fo:text-indent="0cm" style:auto-text-indent="false"/>
    </style:style>
    <style:style style:name="P3" style:family="paragraph" style:parent-style-name="Text_20_body">
      <style:paragraph-properties fo:margin-left="0.635cm" fo:margin-right="0cm" fo:margin-top="0.423cm" fo:margin-bottom="0.423cm" style:contextual-spacing="false" fo:line-height="100%" fo:text-indent="0cm" style:auto-text-indent="false"/>
    </style:style>
    <style:style style:name="P4" style:family="paragraph" style:parent-style-name="Standard">
      <style:paragraph-properties fo:margin-left="0.635cm" fo:margin-right="0cm" fo:margin-top="0.021cm" fo:margin-bottom="0.021cm" style:contextual-spacing="false" fo:line-height="100%" fo:text-indent="0cm" style:auto-text-indent="false"/>
    </style:style>
    <style:style style:name="P5" style:family="paragraph" style:parent-style-name="Text_20_body">
      <style:paragraph-properties fo:margin-left="0.635cm" fo:margin-right="0cm" fo:margin-top="0.021cm" fo:margin-bottom="0.021cm" style:contextual-spacing="false" fo:line-height="100%" fo:text-indent="0cm" style:auto-text-indent="false"/>
    </style:style>
    <style:style style:name="P6" style:family="paragraph" style:parent-style-name="Standard">
      <style:paragraph-properties fo:margin-left="0.635cm" fo:margin-right="0cm" fo:margin-top="0cm" fo:margin-bottom="0cm" style:contextual-spacing="false" fo:line-height="100%" fo:text-indent="0cm" style:auto-text-indent="false"/>
    </style:style>
    <style:style style:name="P7" style:family="paragraph" style:parent-style-name="Standard">
      <style:paragraph-properties fo:margin-left="0.635cm" fo:margin-right="0cm" fo:margin-top="0.423cm" fo:margin-bottom="0.423cm" style:contextual-spacing="false" fo:line-height="100%" fo:text-indent="0cm" style:auto-text-indent="false"/>
      <style:text-properties officeooo:paragraph-rsid="00078a3c"/>
    </style:style>
    <style:style style:name="P8" style:family="paragraph" style:parent-style-name="Text_20_body">
      <style:paragraph-properties fo:margin-left="0.635cm" fo:margin-right="0cm" fo:margin-top="0.423cm" fo:margin-bottom="0.423cm" style:contextual-spacing="false" fo:line-height="100%" fo:text-indent="0cm" style:auto-text-indent="false"/>
      <style:text-properties officeooo:paragraph-rsid="00078a3c"/>
    </style:style>
    <style:style style:name="P9" style:family="paragraph" style:parent-style-name="Standard">
      <style:paragraph-properties fo:margin-left="0.635cm" fo:margin-right="0cm" fo:margin-top="0.021cm" fo:margin-bottom="0.021cm" style:contextual-spacing="false" fo:line-height="100%" fo:text-indent="0cm" style:auto-text-indent="false"/>
      <style:text-properties officeooo:paragraph-rsid="00078a3c"/>
    </style:style>
    <style:style style:name="P10" style:family="paragraph" style:parent-style-name="Text_20_body">
      <style:paragraph-properties fo:margin-left="0.635cm" fo:margin-right="0cm" fo:margin-top="0.021cm" fo:margin-bottom="0.021cm" style:contextual-spacing="false" fo:line-height="100%" fo:text-indent="0cm" style:auto-text-indent="false"/>
      <style:text-properties officeooo:paragraph-rsid="00078a3c"/>
    </style:style>
    <style:style style:name="P11" style:family="paragraph" style:parent-style-name="Standard">
      <style:paragraph-properties fo:line-height="100%"/>
      <style:text-properties officeooo:paragraph-rsid="00078a3c"/>
    </style:style>
    <style:style style:name="P12" style:family="paragraph" style:parent-style-name="Text_20_body">
      <style:paragraph-properties fo:line-height="100%"/>
    </style:style>
    <style:style style:name="P13" style:family="paragraph" style:parent-style-name="Text_20_body">
      <style:paragraph-properties fo:margin-left="0cm" fo:margin-right="0cm" fo:margin-top="0.423cm" fo:margin-bottom="0.423cm" style:contextual-spacing="false" fo:line-height="100%" fo:text-indent="0cm" style:auto-text-indent="false"/>
    </style:style>
    <style:style style:name="P14" style:family="paragraph" style:parent-style-name="Standard">
      <style:paragraph-properties fo:margin-top="0.101cm" fo:margin-bottom="0.101cm" style:contextual-spacing="false" fo:line-height="100%"/>
      <style:text-properties officeooo:rsid="00078a3c" officeooo:paragraph-rsid="00078a3c"/>
    </style:style>
    <style:style style:name="P15" style:family="paragraph" style:parent-style-name="Standard">
      <style:paragraph-properties fo:margin-left="0.635cm" fo:margin-right="0cm" fo:margin-top="0.021cm" fo:margin-bottom="0.021cm" style:contextual-spacing="false" fo:line-height="100%" fo:text-indent="0cm" style:auto-text-indent="false"/>
      <style:text-properties fo:font-weight="bold" officeooo:rsid="00078a3c" officeooo:paragraph-rsid="00078a3c" style:font-weight-asian="bold" style:font-weight-complex="bold"/>
    </style:style>
    <style:style style:name="P16" style:family="paragraph" style:parent-style-name="Standard">
      <style:paragraph-properties fo:break-before="page"/>
    </style:style>
    <style:style style:name="P17" style:family="paragraph" style:parent-style-name="Standard" style:master-page-name="Standard">
      <style:paragraph-properties fo:margin-top="0.423cm" fo:margin-bottom="0.423cm" style:contextual-spacing="false" fo:line-height="100%" fo:text-align="center" style:justify-single-word="false" style:page-number="1"/>
      <style:text-properties fo:font-size="18pt" fo:font-weight="bold" style:font-size-asian="18pt" style:font-weight-asian="bold" style:font-size-complex="18pt"/>
    </style:style>
    <style:style style:name="P18" style:family="paragraph" style:parent-style-name="Standard">
      <style:paragraph-properties fo:line-height="100%"/>
      <style:text-properties style:text-position="super 58%" officeooo:rsid="00078a3c" officeooo:paragraph-rsid="00078a3c"/>
    </style:style>
    <style:style style:name="P19" style:family="paragraph" style:parent-style-name="Standard" style:list-style-name="L2">
      <style:paragraph-properties fo:margin-top="0.101cm" fo:margin-bottom="0.101cm" style:contextual-spacing="false" fo:line-height="100%"/>
      <style:text-properties officeooo:rsid="00078a3c" officeooo:paragraph-rsid="00078a3c"/>
    </style:style>
    <style:style style:name="P20" style:family="paragraph" style:parent-style-name="Text_20_body" style:list-style-name="L1">
      <style:paragraph-properties fo:margin-top="0.423cm" fo:margin-bottom="0.423cm" style:contextual-spacing="false" fo:line-height="100%"/>
    </style:style>
    <style:style style:name="T1" style:family="text">
      <style:text-properties fo:font-size="7pt" style:font-size-asian="7pt" style:font-size-complex="7pt"/>
    </style:style>
    <style:style style:name="T2" style:family="text">
      <style:text-properties officeooo:rsid="00078a3c"/>
    </style:style>
    <style:style style:name="T3" style:family="text">
      <style:text-properties style:text-position="super 58%" officeooo:rsid="00078a3c"/>
    </style:style>
    <style:style style:name="T4" style:family="text">
      <style:text-properties style:text-position="0% 100%" officeooo:rsid="00078a3c"/>
    </style:style>
    <style:style style:name="T5" style:family="text">
      <style:text-properties fo:font-weight="normal" style:font-weight-asian="normal" style:font-weight-complex="normal"/>
    </style:style>
    <style:style style:name="T6" style:family="text">
      <style:text-properties fo:font-weight="normal" officeooo:rsid="00078a3c"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078a3c"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BIL107 VERİ YAPILARI FİNAL ÖDEVİ SORULARI</text:p>
      <text:p text:style-name="P1"><text:s/></text:p>
      <text:p text:style-name="P2">1)<text:span text:style-name="T1"> <text:s text:c="4"/></text:span>Aşağıdaki fonksiyonları inceleyerek büyüme hızlarını karşılaştırınız ve küçükten büyüğe doğru sıralayınız.</text:p>
      <text:p text:style-name="P2"><draw:frame draw:style-name="fr1" draw:name="image1.png" text:anchor-type="as-char" svg:width="15.921cm" svg:height="1.552cm" draw:z-index="0"><draw:image xlink:href="Pictures/10000001000003CF00000060B5516D6412DEDF11.png" xlink:type="simple" xlink:show="embed" xlink:actuate="onLoad" draw:mime-type="image/png"/></draw:frame></text:p>
      <text:p text:style-name="P11"><text:span text:style-name="T2"><text:tab/></text:span><text:span text:style-name="T4">2</text:span><text:span text:style-name="T3">5 </text:span><text:span text:style-name="T4">&lt; Lg</text:span><text:span text:style-name="T2"> n &lt; 3 lg n &lt; n lg n &lt; n(lg n)</text:span><text:span text:style-name="T3">2 </text:span><text:span text:style-name="T4">&lt;</text:span><text:span text:style-name="T2">1.1</text:span><text:span text:style-name="T3">n </text:span><text:span text:style-name="T4">&lt; </text:span><text:span text:style-name="T2">n</text:span><text:span text:style-name="T3">34</text:span></text:p>
      <text:p text:style-name="P18"/>
      <text:p text:style-name="P2">2)<text:span text:style-name="T1"> <text:s text:c="4"/></text:span>Insertion sort ve Merge sort nedir? Mantıklarını anlatınız, pseudo-code örneği veriniz.</text:p>
      <text:p text:style-name="P8"><text:span text:style-name="Strong_20_Emphasis"><text:span text:style-name="T2">Insertion Sort</text:span></text:span></text:p>
      <text:p text:style-name="P3"><text:span text:style-name="Strong_20_Emphasis"><text:span text:style-name="T5">Insertion Sort algoritması, bir dizi içindeki elemanları sıralarken her adımda bir eleman ekleyerek ilerler. Sıralı kısım her adımda genişler ve yeni elemanı uygun konuma yerleştirir. Küçük dizilerde veya neredeyse sıralı dizilerde etkili olabilir, ancak genellikle büyük veri setleri için diğer sıralama algoritmalarına göre daha yavaş çalışabilir.</text:span></text:span></text:p>
      <text:p text:style-name="P7"><text:span text:style-name="Strong_20_Emphasis"><text:span text:style-name="T8">Pseudo-code:</text:span></text:span></text:p>
      <text:p text:style-name="P5"><text:span text:style-name="Strong_20_Emphasis"><text:span text:style-name="T5">InsertionSort(M):</text:span></text:span></text:p>
      <text:p text:style-name="P5"><text:span text:style-name="Strong_20_Emphasis"><text:span text:style-name="T5"><text:s text:c="2"/>n = length(M)</text:span></text:span></text:p>
      <text:p text:style-name="P10"><text:span text:style-name="Strong_20_Emphasis"><text:span text:style-name="T6"><text:s text:c="2"/>if (n == 1)</text:span></text:span></text:p>
      <text:p text:style-name="P10"><text:span text:style-name="Strong_20_Emphasis"><text:span text:style-name="T6"><text:tab/>{ return m }</text:span></text:span></text:p>
      <text:p text:style-name="P5"><text:span text:style-name="Strong_20_Emphasis"><text:span text:style-name="T5"><text:s text:c="2"/>for i from 1 to n-1</text:span></text:span></text:p>
      <text:p text:style-name="P5"><text:span text:style-name="Strong_20_Emphasis"><text:span text:style-name="T5"><text:s text:c="4"/>key = M[i]</text:span></text:span></text:p>
      <text:p text:style-name="P5"><text:span text:style-name="Strong_20_Emphasis"><text:span text:style-name="T5"><text:s text:c="4"/>j = i - 1</text:span></text:span></text:p>
      <text:p text:style-name="P5"><text:span text:style-name="Strong_20_Emphasis"><text:span text:style-name="T5"><text:s text:c="4"/>while j &gt;= 0 and M[j] &gt; key</text:span></text:span></text:p>
      <text:p text:style-name="P5"><text:span text:style-name="Strong_20_Emphasis"><text:span text:style-name="T5"><text:s text:c="6"/>M[j + 1] = M[j]</text:span></text:span></text:p>
      <text:p text:style-name="P5"><text:span text:style-name="Strong_20_Emphasis"><text:span text:style-name="T5"><text:s text:c="6"/>j = j - 1</text:span></text:span></text:p>
      <text:p text:style-name="P5"><text:span text:style-name="Strong_20_Emphasis"><text:span text:style-name="T5"><text:s text:c="4"/>M[j + 1] = key</text:span></text:span></text:p>
      <text:p text:style-name="P3"><text:span text:style-name="Strong_20_Emphasis">Merge Sort:</text:span></text:p>
      <text:p text:style-name="P3"><text:span text:style-name="Strong_20_Emphasis"><text:span text:style-name="T5">Merge Sort, "böl ve birleştir" ilkesine dayanan bir sıralama algoritmasıdır. İşleyiş mantığı şu şekildedir:</text:span></text:span></text:p>
      <text:p text:style-name="P3"><text:span text:style-name="Strong_20_Emphasis"><text:span text:style-name="T5"/></text:span></text:p>
      <text:list text:style-name="L1">
        <text:list-item>
          <text:p text:style-name="P20"><text:span text:style-name="Strong_20_Emphasis"><text:span text:style-name="T5">Veriyi iki eşit parçaya böler.</text:span></text:span></text:p>
        </text:list-item>
        <text:list-item>
          <text:p text:style-name="P20"><text:span text:style-name="Strong_20_Emphasis"><text:span text:style-name="T5">Her iki parçayı ayrı ayrı sıralar.</text:span></text:span></text:p>
        </text:list-item>
        <text:list-item>
          <text:p text:style-name="P20"><text:span text:style-name="Strong_20_Emphasis"><text:span text:style-name="T5">Sıralı parçaları birleştirerek tam sıralı bir dizi elde eder.</text:span></text:span></text:p>
        </text:list-item>
      </text:list>
      <text:p text:style-name="P3"><text:span text:style-name="Strong_20_Emphasis"><text:span text:style-name="T5">Merge Sort, veri setinin büyüklüğüne bağlı olarak daha tutarlı bir performansa sahiptir. </text:span></text:span></text:p>
      <text:p text:style-name="P3"><text:soft-page-break/><text:span text:style-name="Strong_20_Emphasis"><text:span text:style-name="T5"/></text:span></text:p>
      <text:p text:style-name="P7"><text:span text:style-name="Strong_20_Emphasis"><text:span text:style-name="T8">Pseudo-code:</text:span></text:span></text:p>
      <text:p text:style-name="P10"><text:span text:style-name="Strong_20_Emphasis"><text:span text:style-name="T6">MergeSort(M):</text:span></text:span></text:p>
      <text:p text:style-name="P10"><text:span text:style-name="Strong_20_Emphasis"><text:span text:style-name="T6"><text:s text:c="4"/>if length(M) == 1:</text:span></text:span></text:p>
      <text:p text:style-name="P10"><text:span text:style-name="Strong_20_Emphasis"><text:span text:style-name="T6"><text:s text:c="8"/>return M</text:span></text:span></text:p>
      <text:p text:style-name="P10"><text:span text:style-name="Strong_20_Emphasis"><text:span text:style-name="T6"/></text:span></text:p>
      <text:p text:style-name="P10"><text:span text:style-name="Strong_20_Emphasis"><text:span text:style-name="T6"><text:s text:c="4"/>mid = length(M) / 2</text:span></text:span></text:p>
      <text:p text:style-name="P10"><text:span text:style-name="Strong_20_Emphasis"><text:span text:style-name="T6"><text:s text:c="4"/>left = M[:mid]</text:span></text:span></text:p>
      <text:p text:style-name="P10"><text:span text:style-name="Strong_20_Emphasis"><text:span text:style-name="T6"><text:s text:c="4"/>right = M[mid:]</text:span></text:span></text:p>
      <text:p text:style-name="P10"><text:span text:style-name="Strong_20_Emphasis"><text:span text:style-name="T6"/></text:span></text:p>
      <text:p text:style-name="P10"><text:span text:style-name="Strong_20_Emphasis"><text:span text:style-name="T6"><text:s text:c="4"/>left = MergeSort(left)</text:span></text:span></text:p>
      <text:p text:style-name="P10"><text:span text:style-name="Strong_20_Emphasis"><text:span text:style-name="T6"><text:s text:c="4"/>right = MergeSort(right)</text:span></text:span></text:p>
      <text:p text:style-name="P10"><text:span text:style-name="Strong_20_Emphasis"><text:span text:style-name="T6"/></text:span></text:p>
      <text:p text:style-name="P10"><text:span text:style-name="Strong_20_Emphasis"><text:span text:style-name="T6"><text:s text:c="4"/>return merge(left, right)</text:span></text:span></text:p>
      <text:p text:style-name="P10"><text:span text:style-name="Strong_20_Emphasis"><text:span text:style-name="T6"/></text:span></text:p>
      <text:p text:style-name="P10"><text:span text:style-name="Strong_20_Emphasis"><text:span text:style-name="T6">merge(left, right):</text:span></text:span></text:p>
      <text:p text:style-name="P10"><text:span text:style-name="Strong_20_Emphasis"><text:span text:style-name="T6"><text:s text:c="4"/>result = []</text:span></text:span></text:p>
      <text:p text:style-name="P10"><text:span text:style-name="Strong_20_Emphasis"><text:span text:style-name="T6"><text:s text:c="4"/>if left[0] &lt;= right[0]:</text:span></text:span></text:p>
      <text:p text:style-name="P10"><text:span text:style-name="Strong_20_Emphasis"><text:span text:style-name="T6"><text:s text:c="8"/>add(left[0], result)</text:span></text:span></text:p>
      <text:p text:style-name="P10"><text:span text:style-name="Strong_20_Emphasis"><text:span text:style-name="T6"><text:s text:c="8"/>remove(left[0], left)</text:span></text:span></text:p>
      <text:p text:style-name="P10"><text:span text:style-name="Strong_20_Emphasis"><text:span text:style-name="T6"><text:s text:c="4"/>else:</text:span></text:span></text:p>
      <text:p text:style-name="P10"><text:span text:style-name="Strong_20_Emphasis"><text:span text:style-name="T6"><text:s text:c="8"/>add(right[0], result)</text:span></text:span></text:p>
      <text:p text:style-name="P10"><text:span text:style-name="Strong_20_Emphasis"><text:span text:style-name="T6"><text:s text:c="8"/>remove(right[0], right)</text:span></text:span></text:p>
      <text:p text:style-name="P10"><text:span text:style-name="Strong_20_Emphasis"><text:span text:style-name="T6"/></text:span></text:p>
      <text:p text:style-name="P10"><text:span text:style-name="Strong_20_Emphasis"><text:span text:style-name="T6"><text:s text:c="4"/>add_all(left, result)</text:span></text:span></text:p>
      <text:p text:style-name="P10"><text:span text:style-name="Strong_20_Emphasis"><text:span text:style-name="T6"><text:s text:c="4"/>add_all(right, result)</text:span></text:span></text:p>
      <text:p text:style-name="P10"><text:span text:style-name="Strong_20_Emphasis"><text:span text:style-name="T6"/></text:span></text:p>
      <text:p text:style-name="P10"><text:span text:style-name="Strong_20_Emphasis"><text:span text:style-name="T6"><text:s text:c="4"/>return result</text:span></text:span></text:p>
      <text:p text:style-name="P10"><text:span text:style-name="Strong_20_Emphasis"><text:span text:style-name="T6"/></text:span></text:p>
      <text:p text:style-name="P2">3)<text:span text:style-name="T1"> <text:s text:c="4"/></text:span>Kullanıcının 1 ile 1 milyon arasında girdiği sayıyı bir bilgisayar en az kaç adımda bulabilir? Bu bulma işlemini yapan algoritmayı ve pseudo-code’u yazınız.</text:p>
      <text:p text:style-name="P4"/>
      <text:p text:style-name="P15"/>
      <text:p text:style-name="P15"/>
      <text:p text:style-name="P15">Pseudo-code:</text:p>
      <text:p text:style-name="P15"/>
      <text:p text:style-name="P4"><text:span text:style-name="T2">Search</text:span>(target)</text:p>
      <text:p text:style-name="P9"><text:span text:style-name="T2">lower = </text:span>1 </text:p>
      <text:p text:style-name="P9"><text:span text:style-name="T2">upper = </text:span>1000000</text:p>
      <text:p text:style-name="P4"><text:s text:c="4"/>while lower &lt;= upper</text:p>
      <text:p text:style-name="P4"><text:s text:c="8"/>middle = (lower + upper) / 2</text:p>
      <text:p text:style-name="P4"/>
      <text:p text:style-name="P4"><text:s text:c="8"/>if array[middle] == target</text:p>
      <text:p text:style-name="P4"><text:s text:c="12"/>return middle</text:p>
      <text:p text:style-name="P4"><text:s text:c="8"/>el<text:span text:style-name="T2">se </text:span>if array[middle] &lt; target:</text:p>
      <text:p text:style-name="P4"><text:s text:c="12"/>lower = middle + 1</text:p>
      <text:p text:style-name="P4"><text:s text:c="8"/>else</text:p>
      <text:p text:style-name="P4"><text:s text:c="12"/>upper = middle - 1</text:p>
      <text:p text:style-name="P4"/>
      <text:p text:style-name="P4"><text:soft-page-break/>input_number = get_user_input()</text:p>
      <text:p text:style-name="P4"/>
      <text:p text:style-name="P4">result = Search(input_number)</text:p>
      <text:p text:style-name="P4"/>
      <text:p text:style-name="P4">if result &gt; 1 <text:span text:style-name="T2">and</text:span> result &lt; 1000000</text:p>
      <text:p text:style-name="P4"><text:s text:c="4"/>print("Hedef sayı bulundu.")</text:p>
      <text:p text:style-name="P4">else:</text:p>
      <text:p text:style-name="P4"><text:s text:c="4"/>print("Hedef sayı", input_number, "bulunamadı.")</text:p>
      <text:p text:style-name="P4"/>
      <text:p text:style-name="P2">4)<text:span text:style-name="T1"> <text:s text:c="4"/></text:span>BFS ve DFS algoritmaları nedir? Detaylı bir şekilde anlatınız ve uygulamalı örnek verip ikisinin arasındaki farkı verdiğiniz örnek ile ispatlayınız.</text:p>
      <text:p text:style-name="P12"><text:span text:style-name="Strong_20_Emphasis"><text:s/>BFS</text:span></text:p>
      <text:p text:style-name="P3"><text:span text:style-name="Strong_20_Emphasis"><text:span text:style-name="T5">BFS, başlangıç düğümünden başlayarak komşu düğümleri genişletecek şekilde ilerler. Yani, başlangıç düğümünün komşularını keşfeder, sonra bu komşuların komşularını keşfeder ve bu işlem hedefe ulaşana kadar devam eder.</text:span></text:span></text:p>
      <text:p text:style-name="P3"><text:span text:style-name="Strong_20_Emphasis"><text:span text:style-name="T5"/></text:span></text:p>
      <text:p text:style-name="P13"><text:span text:style-name="Strong_20_Emphasis"><text:span text:style-name="T5">BFS Algoritması:</text:span></text:span></text:p>
      <text:p text:style-name="P5"><text:span text:style-name="Strong_20_Emphasis"><text:span text:style-name="T5">Bir başlangıç düğümü belirle.</text:span></text:span></text:p>
      <text:p text:style-name="P5"><text:span text:style-name="Strong_20_Emphasis"><text:span text:style-name="T5">Başlangıç düğümünü ziyaret et ve bir kuyruk (queue) oluştur.</text:span></text:span></text:p>
      <text:p text:style-name="P5"><text:span text:style-name="Strong_20_Emphasis"><text:span text:style-name="T5">Kuyrukta bulunan düğümleri çıkar, her bir komşuyu ziyaret et ve kuyruğa ekle.</text:span></text:span></text:p>
      <text:p text:style-name="P5"><text:span text:style-name="Strong_20_Emphasis"><text:span text:style-name="T5">Hedef düğüme ulaşılıncaya kadar bu işlemi tekrarla.</text:span></text:span></text:p>
      <text:p text:style-name="P3"><text:span text:style-name="Strong_20_Emphasis"><text:span text:style-name="T5"/></text:span></text:p>
      <text:p text:style-name="P13"><text:span text:style-name="Strong_20_Emphasis"><text:span text:style-name="T7">DFS</text:span></text:span></text:p>
      <text:p text:style-name="P3"><text:span text:style-name="Strong_20_Emphasis"><text:span text:style-name="T5">DFS, bir yolun sonuna kadar gidip ardından geri dönmeyi tercih eder. Yani, bir yolun tamamını keşfeder, ardından geri dönüp diğer yolları kontrol eder. Bu işlem, hedefe ulaşana kadar veya tüm yollar incelenene kadar devam eder.</text:span></text:span></text:p>
      <text:p text:style-name="P3"><text:span text:style-name="Strong_20_Emphasis"><text:span text:style-name="T5"/></text:span></text:p>
      <text:p text:style-name="P13"><text:span text:style-name="Strong_20_Emphasis"><text:span text:style-name="T5">DFS Algoritması:</text:span></text:span></text:p>
      <text:p text:style-name="P5"><text:span text:style-name="Strong_20_Emphasis"><text:span text:style-name="T5">Bir başlangıç düğümü belirle.</text:span></text:span></text:p>
      <text:p text:style-name="P5"><text:span text:style-name="Strong_20_Emphasis"><text:span text:style-name="T5">Başlangıç düğümünü ziyaret et ve bir yığın (stack) oluştur.</text:span></text:span></text:p>
      <text:p text:style-name="P5"><text:span text:style-name="Strong_20_Emphasis"><text:span text:style-name="T5">Yığından bir düğüm çıkar, bu düğümün komşularını ziyaret et ve yığına ekle.</text:span></text:span></text:p>
      <text:p text:style-name="P5"><text:span text:style-name="Strong_20_Emphasis"><text:span text:style-name="T5">Hedef düğüme ulaşılıncaya kadar ve yığın boşalana kadar bu işlemi tekrarla.</text:span></text:span></text:p>
      <text:p text:style-name="P3"><text:span text:style-name="Strong_20_Emphasis"><text:span text:style-name="T5"/></text:span></text:p>
      <text:p text:style-name="P3"><text:span text:style-name="Strong_20_Emphasis"><text:span text:style-name="T7">Farklar:</text:span></text:span></text:p>
      <text:p text:style-name="P3"><text:span text:style-name="Strong_20_Emphasis"><text:span text:style-name="T7"><text:tab/>Sıra:</text:span></text:span></text:p>
      <text:p text:style-name="P3"><text:span text:style-name="Strong_20_Emphasis"><text:span text:style-name="T5"><text:tab/>BFS, düğümleri genişletirken seviyelere göre hareket eder (bir seviyedeki tüm <text:tab/>düğümleri ziyaret eder).</text:span></text:span></text:p>
      <text:p text:style-name="P3"><text:span text:style-name="Strong_20_Emphasis"><text:span text:style-name="T5"><text:tab/>DFS, bir yoldan sona gitmeyi tercih eder, yani bir dalı tamamen keşfeder.</text:span></text:span></text:p>
      <text:p text:style-name="P8"><text:soft-page-break/><text:span text:style-name="Strong_20_Emphasis"><text:span text:style-name="T5"><text:tab/></text:span></text:span></text:p>
      <text:p text:style-name="P8"><text:span text:style-name="Strong_20_Emphasis"><text:span text:style-name="T5"><text:tab/></text:span></text:span><text:span text:style-name="Strong_20_Emphasis"><text:span text:style-name="T7">Veri Yapıları:</text:span></text:span></text:p>
      <text:p text:style-name="P3"><text:span text:style-name="Strong_20_Emphasis"><text:span text:style-name="T5"><text:tab/>BFS, genellikle bir kuyruk (queue) kullanır.</text:span></text:span></text:p>
      <text:p text:style-name="P3"><text:span text:style-name="Strong_20_Emphasis"><text:span text:style-name="T5"><text:tab/>DFS, genellikle bir yığın (stack) kullanır.</text:span></text:span></text:p>
      <text:p text:style-name="P3"><text:span text:style-name="Strong_20_Emphasis"><text:span text:style-name="T5"/></text:span></text:p>
      <text:p text:style-name="P3"><text:span text:style-name="Strong_20_Emphasis"><text:span text:style-name="T7"><text:tab/>Bellek Kullanımı:</text:span></text:span></text:p>
      <text:p text:style-name="P3"><text:span text:style-name="Strong_20_Emphasis"><text:span text:style-name="T5"><text:tab/>BFS, genellikle daha fazla bellek kullanır, çünkü genellikle daha fazla düğümü aynı <text:tab/>anda hafızada tutar.</text:span></text:span></text:p>
      <text:p text:style-name="P3"><text:span text:style-name="Strong_20_Emphasis"><text:span text:style-name="T5"><text:tab/>DFS, daha az bellek kullanabilir, çünkü bir yolun sonuna kadar gidip geri döner.</text:span></text:span></text:p>
      <text:p text:style-name="P8"><text:span text:style-name="Strong_20_Emphasis"><text:span text:style-name="T8">Pseudo-code:</text:span></text:span></text:p>
      <text:p text:style-name="P6">BFS (A'dan C'ye):</text:p>
      <text:p text:style-name="P6"><text:s text:c="2"/>Queue: [A]</text:p>
      <text:p text:style-name="P6"><text:s text:c="2"/>Visited: []</text:p>
      <text:p text:style-name="P6"><text:s text:c="2"/>while Queue is not empty:</text:p>
      <text:p text:style-name="P6"><text:s text:c="4"/>current = Queue.dequeue()</text:p>
      <text:p text:style-name="P6"><text:s text:c="4"/>if current is not in Visited:</text:p>
      <text:p text:style-name="P6"><text:s text:c="6"/>Visit current</text:p>
      <text:p text:style-name="P6"><text:s text:c="6"/>add current's neighbors to Queue</text:p>
      <text:p text:style-name="P6"><text:s text:c="6"/>add current to Visited</text:p>
      <text:p text:style-name="P6"/>
      <text:p text:style-name="P6">DFS (A'dan C'ye):</text:p>
      <text:p text:style-name="P6"><text:s text:c="2"/>Stack: [A]</text:p>
      <text:p text:style-name="P6"><text:s text:c="2"/>Visited: []</text:p>
      <text:p text:style-name="P6"><text:s text:c="2"/>while Stack is not empty:</text:p>
      <text:p text:style-name="P6"><text:s text:c="4"/>current = Stack.pop()</text:p>
      <text:p text:style-name="P6"><text:s text:c="4"/>if current is not in Visited:</text:p>
      <text:p text:style-name="P6"><text:s text:c="6"/>Visit current</text:p>
      <text:p text:style-name="P6"><text:s text:c="6"/>add current's neighbor to Stack</text:p>
      <text:p text:style-name="P6"><text:s text:c="6"/>add current to Visited</text:p>
      <text:p text:style-name="P6"/>
      <text:p text:style-name="P2"/>
      <text:p text:style-name="P2"/>
      <text:p text:style-name="P2"/>
      <text:p text:style-name="P2"/>
      <text:p text:style-name="P2"/>
      <text:p text:style-name="P2"/>
      <text:p text:style-name="P2"/>
      <text:p text:style-name="P2"/>
      <text:p text:style-name="P2"><text:soft-page-break/>5)<text:span text:style-name="T1"> <text:s text:c="4"/></text:span>Hash tablosu nedir? Collision(çakışma) neden oluşur ? Collision oluşturulma durumu nasıl düzeltilir ? Bu düzeltme için en az 3 adet farklı yöntem söyleyiniz, hepsinin açıklamasını yapıp ayrı ayrı örnekler veriniz.</text:p>
      <text:p text:style-name="P14">Collision neden oluşur?</text:p>
      <text:p text:style-name="P14"/>
      <text:list text:style-name="L2">
        <text:list-item>
          <text:p text:style-name="P19">Hash Fonksiyonu Sınırlamaları: Hash fonksiyonları, genellikle belirli bir aralıkta değer üretir. Bu sınırlı aralık içinde birden fazla anahtarın aynı hash değerini alması durumunda çakışma meydana gelir.</text:p>
          <text:p text:style-name="P19"/>
        </text:list-item>
        <text:list-item>
          <text:p text:style-name="P19">Hash Tablosu Boyutu: Hash tablosunun boyutu sınırlıdır. Büyük bir veri kümesi ile çalışılıyorsa ve tablo küçükse, çakışma olasılığı artar.</text:p>
          <text:p text:style-name="P19"/>
        </text:list-item>
        <text:list-item>
          <text:p text:style-name="P19">Kötü Tasarlanmış Hash Fonksiyonları: Bazı durumlarda, kötü tasarlanmış hash fonksiyonları çakışmalara neden olabilir.</text:p>
        </text:list-item>
      </text:list>
      <text:p text:style-name="Standard"/>
      <text:p text:style-name="Standard">Collision oluşturulma durumu nasıl düzeltilir?</text:p>
      <text:p text:style-name="Standard"><text:span text:style-name="Strong_20_Emphasis"/></text:p>
      <text:p text:style-name="Standard"><text:span text:style-name="Strong_20_Emphasis">Lineer Probing:</text:span></text:p>
      <text:p text:style-name="Standard"><text:tab/>Çakışma durumunda bir sonraki boş hücreye gidilir.</text:p>
      <text:p text:style-name="Standard"/>
      <text:p text:style-name="Standard">public class LinearProbingHashTable {</text:p>
      <text:p text:style-name="Standard"><text:s text:c="4"/>private static final int TABLE_SIZE = 10;</text:p>
      <text:p text:style-name="Standard"><text:s text:c="4"/>private int[] hashTable;</text:p>
      <text:p text:style-name="Standard"/>
      <text:p text:style-name="Standard"><text:s text:c="4"/>public LinearProbingHashTable() {</text:p>
      <text:p text:style-name="Standard"><text:s text:c="8"/>hashTable = new int[TABLE_SIZE];</text:p>
      <text:p text:style-name="Standard"><text:s text:c="4"/>}</text:p>
      <text:p text:style-name="Standard"/>
      <text:p text:style-name="Standard"><text:s text:c="4"/>public void insert(int key) {</text:p>
      <text:p text:style-name="Standard"><text:s text:c="8"/>int index = key % TABLE_SIZE;</text:p>
      <text:p text:style-name="Standard"/>
      <text:p text:style-name="Standard"><text:s text:c="8"/>while (hashTable[index] != 0) {</text:p>
      <text:p text:style-name="Standard"><text:s text:c="12"/>index = (index + 1) % TABLE_SIZE;</text:p>
      <text:p text:style-name="Standard"><text:s text:c="8"/>}</text:p>
      <text:p text:style-name="Standard"/>
      <text:p text:style-name="Standard"><text:s text:c="8"/>hashTable[index] = key;</text:p>
      <text:p text:style-name="Standard"><text:s text:c="4"/>}</text:p>
      <text:p text:style-name="Standard">}</text:p>
      <text:p text:style-name="Standard"/>
      <text:p text:style-name="P16"><text:span text:style-name="Strong_20_Emphasis">Quadratic Probing:</text:span></text:p>
      <text:p text:style-name="Standard"><text:tab/>Çakışma durumunda artan aralıklarla boş hücreler aranır.</text:p>
      <text:p text:style-name="Standard">public class QuadraticProbingHashTable {</text:p>
      <text:p text:style-name="Standard"><text:s text:c="4"/>private static final int TABLE_SIZE = 10;</text:p>
      <text:p text:style-name="Standard"><text:s text:c="4"/>private int[] hashTable;</text:p>
      <text:p text:style-name="Standard"/>
      <text:p text:style-name="Standard"><text:s text:c="4"/>public QuadraticProbingHashTable() {</text:p>
      <text:p text:style-name="Standard"><text:s text:c="8"/>hashTable = new int[TABLE_SIZE];</text:p>
      <text:p text:style-name="Standard"><text:s text:c="4"/>}</text:p>
      <text:p text:style-name="Standard"/>
      <text:p text:style-name="Standard"><text:s text:c="4"/>public void insert(int key) {</text:p>
      <text:p text:style-name="Standard"><text:s text:c="8"/>int index = key % TABLE_SIZE;</text:p>
      <text:p text:style-name="Standard"><text:s text:c="8"/>int i = 1;</text:p>
      <text:p text:style-name="Standard"/>
      <text:p text:style-name="Standard"><text:s text:c="8"/>while (hashTable[index] != 0) {</text:p>
      <text:p text:style-name="Standard"><text:s text:c="12"/>index = (index + i * i) % TABLE_SIZE;</text:p>
      <text:p text:style-name="Standard"><text:s text:c="12"/>i++;</text:p>
      <text:p text:style-name="Standard"><text:s text:c="8"/>}</text:p>
      <text:p text:style-name="Standard"/>
      <text:p text:style-name="Standard"><text:s text:c="8"/>hashTable[index] = key;</text:p>
      <text:p text:style-name="Standard"><text:s text:c="4"/>}</text:p>
      <text:p text:style-name="Standard">}</text:p>
      <text:p text:style-name="Standard"><text:span text:style-name="Strong_20_Emphasis"/></text:p>
      <text:p text:style-name="Standard"><text:span text:style-name="Strong_20_Emphasis">Double Hashing:</text:span></text:p>
      <text:p text:style-name="Standard"><text:tab/>İki farklı hash fonksiyonu kullanarak çakışma durumunda uygun bir boş hücre <text:tab/>bulunur.</text:p>
      <text:p text:style-name="Standard">public class DoubleHashingHashTable {</text:p>
      <text:p text:style-name="Standard"><text:s text:c="4"/>private static final int TABLE_SIZE = 10;</text:p>
      <text:p text:style-name="Standard"><text:s text:c="4"/>private int[] hashTable;</text:p>
      <text:p text:style-name="Standard"/>
      <text:p text:style-name="Standard"><text:s text:c="4"/>public DoubleHashingHashTable() {</text:p>
      <text:p text:style-name="Standard"><text:s text:c="8"/>hashTable = new int[TABLE_SIZE];</text:p>
      <text:p text:style-name="Standard"><text:s text:c="4"/>}</text:p>
      <text:p text:style-name="Standard"/>
      <text:p text:style-name="Standard"><text:s text:c="4"/>public void insert(int key) {</text:p>
      <text:p text:style-name="Standard"><text:s text:c="8"/>int index = key % TABLE_SIZE;</text:p>
      <text:p text:style-name="Standard"><text:s text:c="8"/>int i = 1;</text:p>
      <text:p text:style-name="Standard"/>
      <text:p text:style-name="Standard"><text:s text:c="8"/>while (hashTable[index] != 0) {</text:p>
      <text:p text:style-name="Standard"><text:s text:c="12"/>index = (index + i * hash2(key)) % TABLE_SIZE;</text:p>
      <text:p text:style-name="Standard"><text:s text:c="12"/>i++;</text:p>
      <text:p text:style-name="Standard"><text:s text:c="8"/>}</text:p>
      <text:p text:style-name="Standard"><text:s text:c="8"/>hashTable[index] = key;</text:p>
      <text:p text:style-name="Standard"><text:s text:c="4"/>}</text:p>
      <text:p text:style-name="Standard"><text:s text:c="4"/>private int hash2(int key) {</text:p>
      <text:p text:style-name="Standard"><text:s text:c="8"/>return 7 - (key % 7);</text:p>
      <text:p text:style-name="Standard"><text:s text:c="4"/>}</text:p>
      <text:p text:style-name="Standar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tr"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tr"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9.2$Windows_X86_64 LibreOffice_project/cdeefe45c17511d326101eed8008ac4092f278a9</meta:generator>
    <dc:date>2024-01-14T16:28:53.748000000</dc:date>
    <meta:editing-duration>PT2H10M17S</meta:editing-duration>
    <meta:editing-cycles>1</meta:editing-cycles>
    <meta:document-statistic meta:table-count="0" meta:image-count="1" meta:object-count="0" meta:page-count="6" meta:paragraph-count="172" meta:word-count="940" meta:character-count="6653" meta:non-whitespace-character-count="5292"/>
  </office:meta>
</office:document-meta>
</file>